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ROOT and PyROOT Tutori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Install ROOT and PyRO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ng System (OS)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he operating system I use is: Linux (MINT 19)</text:p>
              </text:list-item>
              <text:list-item>
                <text:p>Make sure you have google-chrome installed </text:p>
              </text:list-item>
              <text:list-item>
                <text:p>First Update the OS:</text:p>
                <text:p>sudo apt-get update</text:p>
                <text:p>sudo apt-get upgrade</text:p>
              </text:list-item>
              <text:list-item>
                <text:p>Install Git and Vim</text:p>
                <text:p>sudo apt install git</text:p>
                <text:p>sudo apt install v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acond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Download anaconda (python 2.7) from:</text:p>
                <text:p><text:a xlink:href="https://www.anaconda.com/download" xlink:type="simple">https://www.anaconda.com/download</text:a></text:p>
              </text:list-item>
              <text:list-item>
                <text:p><text:span text:style-name="T1">Install with the command (open terminal in </text:span><text:span text:style-name="T1">where you have downloaded </text:span><text:span text:style-name="T1">anaconda[=</text:span>Anaconda2-5.3.1-Linux-x86_64.sh])</text:p>
              </text:list-item>
              <text:list-item>
                <text:p>bash Anaconda2-5.3.1-Linux-x86_64.s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ROOT prerequisites 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Go to this webpage to install packages you need as root prerequisites <text:s/></text:p>
              </text:list-item>
              <text:list-item>
                <text:p><text:a xlink:href="https://root.cern.ch/build-prerequisites#ubuntu" xlink:type="simple">https://root.cern.ch/build-prerequisites#ubuntu</text:a></text:p>
              </text:list-item>
              <text:list-item>
                <text:p>Copy these commands in the below and run them int your terminal</text:p>
                <text:p/>
              </text:list-item>
            </text:list>
          </draw:text-box>
        </draw:frame>
        <draw:frame draw:style-name="gr2" draw:text-style-name="P2" draw:layer="layout" svg:width="22.098cm" svg:height="2.384cm" svg:x="2.286cm" svg:y="12.884cm">
          <draw:text-box>
            <text:p>sudo apt-get install git dpkg-dev cmake g++ gcc binutils libx11-dev libxpm-dev \</text:p>
            <text:p>libxft-dev libxext-dev</text:p>
          </draw:text-box>
        </draw:frame>
        <draw:frame draw:style-name="gr3" draw:text-style-name="P2" draw:layer="layout" svg:width="16.51cm" svg:height="8.072cm" svg:x="2.286cm" svg:y="15.178cm">
          <draw:text-box>
            <text:p>sudo apt-get install gfortran libssl-dev libpcre3-dev \</text:p>
            <text:p>xlibmesa-glu-dev libglew1.5-dev libftgl-dev \</text:p>
            <text:p>libmysqlclient-dev libfftw3-dev libcfitsio-dev \</text:p>
            <text:p>graphviz-dev libavahi-compat-libdnssd-dev \</text:p>
            <text:p>libldap2-dev python-dev libxml2-dev libkrb5-dev \</text:p>
            <text:p>libgsl0-dev libqt4-dev</text:p>
          </draw:text-box>
        </draw:frame>
        <draw:frame draw:style-name="gr4" draw:text-style-name="P2" draw:layer="layout" svg:width="17.018cm" svg:height="0.962cm" svg:x="2.286cm" svg:y="12.122cm">
          <draw:text-box>
            <text:p>sudo apt-get install libtbb-de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ROOT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>Go to download page:</text:p>
              </text:list-header>
              <text:list-item>
                <text:p><text:a xlink:href="https://root.cern.ch/downloading-root" xlink:type="simple">https://root.cern.ch/downloading-root</text:a></text:p>
              </text:list-item>
              <text:list-item>
                <text:p>Click on the version of ROOT you want to install</text:p>
              </text:list-item>
              <text:list-item>
                <text:p>Download ROOT binary according to you OS and gcc version </text:p>
              </text:list-item>
              <text:list-item>
                <text:p>You can also install ROOT from source, but for simplicity we recommend downloading binary</text:p>
              </text:list-item>
              <text:list-item>
                <text:p>After downloading and extracting root installtion file, you have to add the path of bin/thisroot.sh file to your ~/.bashrc file:</text:p>
                <text:p>source address_to_root_directory/bin/thisroot.s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 that PyROOT is installed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Open python and type:</text:p>
              </text:list-item>
              <text:list-item>
                <text:p>Import ROOT</text:p>
              </text:list-item>
              <text:list-item>
                <text:p>If it works, you have installed PyROOT alread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16:08:34.938019051</meta:creation-date>
    <meta:editing-duration>PT1H46M14S</meta:editing-duration>
    <meta:editing-cycles>13</meta:editing-cycles>
    <meta:generator>LibreOffice/6.0.6.2$Linux_X86_64 LibreOffice_project/00m0$Build-2</meta:generator>
    <dc:title>Nature Illustration</dc:title>
    <dc:date>2018-11-23T18:28:54.628550089</dc:date>
    <meta:document-statistic meta:object-count="59"/>
  </office:meta>
</office:document-meta>
</file>